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Calibri" style:font-name-asian="Times New Roman" style:font-name-complex="Times New Roman" fo:color="#000000" fo:font-size="12pt" style:font-size-asian="12pt" style:font-size-complex="12pt" style:language-asian="en" style:country-asian="GB"/>
    </style:style>
    <style:style style:name="T11" style:parent-style-name="DefaultParagraphFont" style:family="text">
      <style:text-properties style:font-name="Calibri"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GB"/>
    </style:style>
    <style:style style:name="P12"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13"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14"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15"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16"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17"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18"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19"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20"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21"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22"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23"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24"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25"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26" style:parent-style-name="Normal" style:family="paragraph">
      <style:paragraph-properties fo:margin-bottom="0in" fo:line-height="100%" fo:background-color="#FFFFFF"/>
    </style:style>
    <style:style style:name="T27" style:parent-style-name="DefaultParagraphFont" style:family="text">
      <style:text-properties style:font-name="Calibri" style:font-name-asian="Times New Roman" style:font-name-complex="Times New Roman" fo:color="#000000" fo:font-size="12pt" style:font-size-asian="12pt" style:font-size-complex="12pt" style:language-asian="en" style:country-asian="GB"/>
    </style:style>
    <style:style style:name="T28" style:parent-style-name="DefaultParagraphFont" style:family="text">
      <style:text-properties style:font-name="Calibri"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GB"/>
    </style:style>
    <style:style style:name="P29"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30"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31"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32"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33"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34" style:parent-style-name="Normal" style:family="paragraph">
      <style:paragraph-properties fo:margin-bottom="0in" fo:line-height="100%" fo:background-color="#FFFFFF"/>
    </style:style>
    <style:style style:name="T35" style:parent-style-name="DefaultParagraphFont" style:family="text">
      <style:text-properties style:font-name="Calibri" style:font-name-asian="Times New Roman" style:font-name-complex="Times New Roman" fo:color="#000000" fo:font-size="12pt" style:font-size-asian="12pt" style:font-size-complex="12pt" style:language-asian="en" style:country-asian="GB"/>
    </style:style>
    <style:style style:name="T36" style:parent-style-name="DefaultParagraphFont" style:family="text">
      <style:text-properties style:font-name="Calibri"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en" style:country-asian="GB"/>
    </style:style>
    <style:style style:name="P37"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38"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39" style:parent-style-name="Normal" style:family="paragraph">
      <style:paragraph-properties fo:margin-bottom="0in" fo:line-height="100%" fo:background-color="#FFFFFF"/>
      <style:text-properties style:font-name="Calibri" style:font-name-asian="Times New Roman" style:font-name-complex="Times New Roman" fo:color="#000000" fo:font-size="12pt" style:font-size-asian="12pt" style:font-size-complex="12pt" style:language-asian="en" style:country-asian="GB"/>
    </style:style>
    <style:style style:name="P40" style:parent-style-name="Normal" style:family="paragraph">
      <style:text-properties fo:font-weight="bold" style:font-weight-asian="bold"/>
    </style:style>
    <style:style style:name="P41" style:parent-style-name="Normal" style:family="paragraph">
      <style:text-properties fo:font-weight="bold" style:font-weight-asian="bold"/>
    </style:style>
  </office:automatic-styles>
  <office:body>
    <office:text text:use-soft-page-breaks="true">
      <text:p text:style-name="P1">Minutes for week 1 for the second semester group 20 Level 4-5</text:p>
      <text:p text:style-name="P2"/>
      <text:p text:style-name="Normal"><text:span text:style-name="T3">Location:</text:span><text:s/>Atrium building room A2.14 and Discord server.</text:p>
      <text:p text:style-name="Normal"><text:span text:style-name="T4">Time held:</text:span><text:s/>10am – 11am (Wednesday) and then 2pm-4pm (Saturday)</text:p>
      <text:p text:style-name="Normal"><text:span text:style-name="T5">Attendees:</text:span><text:s/>Max Carter and Jake Seaman (Wednesday). Ross Warren, Max Carter and Jake Seaman (Saturday)</text:p>
      <text:p text:style-name="Normal"><text:span text:style-name="T6">Apologize:</text:span><text:s/>Ross Warren and Jack Fuller as both were ill Wednesday.</text:p>
      <text:p text:style-name="P7">Matters of discussion;</text:p>
      <text:p text:style-name="Normal">The matters of discussion were mainly held on the<text:s/>Saturday<text:s/>as a team plan and tasks needed to be discussed<text:s/>because of the lack of team members on the Wednesday. On the Wednesday Max attended the presentation held by a representative of Ubisoft giving pointers on the group project work. He relayed his notes to us on the Saturday and we began discussing game ideas before coming up with the tasks for the week, the tasks and game ideas were both posted in the teams email thread. The tasks are also shown below;</text:p>
      <text:p text:style-name="Normal"/>
      <text:p text:style-name="P8">Week 1 tasks;<text:line-break/><text:line-break/>Ross:</text:p>
      <text:p text:style-name="P9"><text:span text:style-name="T10">20 Minutes: Watch </text:span><text:a xlink:href="https://www.youtube.com/watch?v=tJCIZ4DXKH4&amp;t=2s&amp;" office:target-frame-name="_blank" xlink:show="new"><text:span text:style-name="T11">https://www.youtube.com/watch?v=tJCIZ4DXKH4&amp;t=2s&amp;</text:span></text:a></text:p>
      <text:p text:style-name="P12">2 Hours: Working on the presentation with Max.</text:p>
      <text:p text:style-name="P13">30 Minutes: Constructing week one minutes.</text:p>
      <text:p text:style-name="P14">1 Hour: Creating concept art.</text:p>
      <text:p text:style-name="P15">1 Hour: Working on the creative process and iterative process of the core mechanic.</text:p>
      <text:p text:style-name="P16">1 Hour: Research into target demographic of friction and physics based games and their design choices.</text:p>
      <text:p text:style-name="P17"/>
      <text:p text:style-name="P18">Max:</text:p>
      <text:p text:style-name="P19">2 Hours: Working on the presentation with Ross.</text:p>
      <text:p text:style-name="P20">30 Minutes: to set up the Github repository.</text:p>
      <text:p text:style-name="P21">1 Hour:  Construct the Jira.</text:p>
      <text:p text:style-name="P22">1 Hour: Create concepts and a final design idea for our game revolving around the mechanic of friction.</text:p>
      <text:p text:style-name="P23">1 Hour: Play testing the prototype constructed by Jake.</text:p>
      <text:p text:style-name="P24"/>
      <text:p text:style-name="P25">Jake:</text:p>
      <text:p text:style-name="P26"><text:span text:style-name="T27">20 Minutes: Watch </text:span><text:a xlink:href="https://www.youtube.com/watch?v=tJCIZ4DXKH4&amp;t=2s&amp;" office:target-frame-name="_blank" xlink:show="new"><text:span text:style-name="T28">https://www.youtube.com/watch?v=tJCIZ4DXKH4&amp;t=2s&amp;</text:span></text:a></text:p>
      <text:p text:style-name="P29">30 Minutes: Write up the game ideas and concepts and post them to the emails.</text:p>
      <text:p text:style-name="P30">1:30 Hours: Research into existing physics games and more specifically ones that revolve around the concept of friction.</text:p>
      <text:p text:style-name="P31">4 Hours: Construct a playable prototype.</text:p>
      <text:p text:style-name="P32"/>
      <text:p text:style-name="P33">Jack:</text:p>
      <text:soft-page-break/>
      <text:p text:style-name="P34"><text:span text:style-name="T35">20 Minutes: Watch </text:span><text:a xlink:href="https://www.youtube.com/watch?v=tJCIZ4DXKH4&amp;t=2s&amp;" office:target-frame-name="_blank" xlink:show="new"><text:span text:style-name="T36">https://www.youtube.com/watch?v=tJCIZ4DXKH4&amp;t=2s&amp;</text:span></text:a></text:p>
      <text:p text:style-name="P37">1 Hour:  Research into existing physics games and more specifically ones that revolve around the concept of friction.</text:p>
      <text:p text:style-name="P38">1 Hour: Play testing the prototype constructed by Jake.</text:p>
      <text:p text:style-name="P39">1 Hour: Research into target demographic of friction and physics based games and their design choices.</text:p>
      <text:p text:style-name="P40"/>
      <text:p text:style-name="P41">Final notes.</text:p>
      <text:p text:style-name="Normal">Jacks tasks were changed after meeting with him later and will now work on programming the playable prototypes way of detecting which player finished the most inside the<text:s/>finish zon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Group 20 Level 4-5 Minutes for week 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Mccarthy (s183168)</meta:initial-creator>
    <dc:creator>Thomas Mccarthy (s183168)</dc:creator>
    <meta:creation-date>2017-01-30T21:04:00Z</meta:creation-date>
    <dc:date>2017-01-30T21:26:00Z</dc:date>
    <meta:template xlink:href="Normal.dotm" xlink:type="simple"/>
    <meta:editing-cycles>1</meta:editing-cycles>
    <meta:editing-duration>PT1320S</meta:editing-duration>
    <meta:document-statistic meta:page-count="2" meta:paragraph-count="5" meta:word-count="398" meta:character-count="2666" meta:row-count="18" meta:non-whitespace-character-count="2273"/>
  </office:meta>
</office:document-meta>
</file>